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subtitle">
      <style:graphic-properties draw:fill-color="#ffffff" fo:min-height="12.19cm"/>
    </style:style>
    <style:style style:name="pr2" style:family="presentation" style:parent-style-name="Обычный-notes">
      <style:graphic-properties draw:fill-color="#ffffff" fo:min-height="13.364cm"/>
    </style:style>
    <style:style style:name="pr3" style:family="presentation" style:parent-style-name="Обычный-title">
      <style:graphic-properties fo:min-height="2.629cm"/>
    </style:style>
    <style:style style:name="pr4" style:family="presentation" style:parent-style-name="Обычный-subtitle">
      <style:graphic-properties draw:fill-color="#ffffff" fo:min-height="9.134cm"/>
    </style:style>
    <style:style style:name="pr5" style:family="presentation" style:parent-style-name="Обычный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Определение наличия подписи на изображении документов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0">
        <draw:frame presentation:style-name="pr3" draw:layer="layout" svg:width="25.199cm" svg:height="2.629cm" svg:x="1.4cm" svg:y="0.628cm" presentation:class="title" presentation:user-transformed="true">
          <draw:text-box>
            <text:p>Мотивация</text:p>
          </draw:text-box>
        </draw:frame>
        <draw:frame presentation:style-name="pr4" draw:text-style-name="P3" draw:layer="layout" svg:width="25.199cm" svg:height="9.134cm" svg:x="1.4cm" svg:y="3.685cm" presentation:class="subtitle">
          <draw:text-box>
            <text:p text:style-name="P2"><text:span text:style-name="T1"><text:tab/></text:span><text:span text:style-name="T1">В современном мире много бюрократии, сильно развитой не только в государстве, но и в крупных компаниях. По этой причине содержится большой штат рабочих, служащих обработке и проверке документов.</text:span></text:p>
            <text:p text:style-name="P2"><text:span text:style-name="T1"><text:tab/></text:span><text:span text:style-name="T1">В то же время активно развиваются технологии, позволяющие решать с помощью компьютеров все больше рутинных задач.</text:span></text:p>
            <text:p text:style-name="P2"><text:span text:style-name="T1"><text:tab/></text:span><text:span text:style-name="T1">Наш проект – попытка автоматизировать процесс проверки наличия подписи на документе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0">
        <draw:frame presentation:style-name="pr3" draw:layer="layout" svg:width="25.199cm" svg:height="2.629cm" svg:x="1.4cm" svg:y="0.628cm" presentation:class="title" presentation:user-transformed="true">
          <draw:text-box>
            <text:p>Цель</text:p>
          </draw:text-box>
        </draw:frame>
        <draw:frame presentation:style-name="pr4" draw:text-style-name="P5" draw:layer="layout" svg:width="25.199cm" svg:height="9.134cm" svg:x="1.4cm" svg:y="3.685cm" presentation:class="subtitle">
          <draw:text-box>
            <text:p text:style-name="P4">2 версии:</text:p>
            <text:list text:style-name="L1">
              <text:list-item>
                <text:p text:style-name="P4">на выходе класс документа</text:p>
              </text:list-item>
              <text:list-item>
                <text:p text:style-name="P4">На выходе класс документа и выделенные области, в которых предполагаются подписи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0">
        <draw:frame presentation:style-name="pr3" draw:layer="layout" svg:width="25.199cm" svg:height="2.629cm" svg:x="1.4cm" svg:y="0.628cm" presentation:class="title" presentation:user-transformed="true">
          <draw:text-box>
            <text:p>Структура при внедрении</text:p>
          </draw:text-box>
        </draw:frame>
        <draw:frame presentation:style-name="pr4" draw:text-style-name="P5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4">Выделение областей с подписями</text:p>
              </text:list-item>
              <text:list-item>
                <text:p text:style-name="P4">Для каждой подписи определяется её предполагаемый владелец</text:p>
              </text:list-item>
              <text:list-item>
                <text:p text:style-name="P4">Каждая подпись верифицируется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3T1">
        <draw:frame presentation:style-name="pr3" draw:layer="layout" svg:width="25.199cm" svg:height="3.473cm" svg:x="1.4cm" svg:y="0.206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9T21:39:37.992945786</meta:creation-date>
    <dc:date>2019-05-29T21:51:54.529980060</dc:date>
    <meta:editing-duration>PT6S</meta:editing-duration>
    <meta:editing-cycles>1</meta:editing-cycles>
    <meta:document-statistic meta:object-count="40"/>
    <meta:generator>LibreOffice/6.0.7.3$Linux_X86_64 LibreOffice_project/00m0$Build-3</meta:generator>
  </office:meta>
</office:document-meta>
</file>